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95cm" fo:min-width="10.4cm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2.6cm"/>
    </style:style>
    <style:style style:name="gr4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5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7.95cm" fo:min-width="10.4cm"/>
    </style:style>
    <style:style style:name="gr6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1.3cm"/>
    </style:style>
    <style:style style:name="gr8" style:family="graphic" style:parent-style-name="standard">
      <style:graphic-properties draw:stroke="none" svg:stroke-color="#000000" draw:fill="none" draw:fill-color="#ffffff" fo:min-height="0.196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6.55cm" fo:min-width="10.4cm"/>
    </style:style>
    <style:style style:name="gr10" style:family="graphic" style:parent-style-name="standard">
      <style:graphic-properties svg:stroke-opacity="0%" draw:textarea-horizontal-align="justify" draw:textarea-vertical-align="middle" draw:auto-grow-height="false" fo:min-height="0.65cm" fo:min-width="0cm"/>
    </style:style>
    <style:style style:name="gr11" style:family="graphic" style:parent-style-name="standard">
      <style:graphic-properties svg:stroke-color="#ffffff" svg:stroke-opacity="0%" draw:textarea-horizontal-align="justify" draw:textarea-vertical-align="middle" draw:auto-grow-height="false" fo:min-height="0.15cm" fo:min-width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2.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65cm" fo:min-width="2.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 draw:opacity="100%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8.2cm" svg:x="2.1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8cm" svg:height="1.1cm" svg:x="3.2cm" svg:y="3.9cm">
          <draw:text-box>
            <text:p text:style-name="P2">Pride Friends Logo</text:p>
          </draw:text-box>
        </draw:frame>
        <draw:custom-shape draw:style-name="gr3" draw:text-style-name="P2" draw:layer="layout" svg:width="3.1cm" svg:height="0.5cm" svg:x="6.1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0.5cm" svg:x="6.1cm" svg:y="6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8cm" svg:height="0.607cm" svg:x="5.9cm" svg:y="5.5cm">
          <draw:text-box>
            <text:p><text:span text:style-name="T1">Email</text:span></text:p>
          </draw:text-box>
        </draw:frame>
        <draw:frame draw:style-name="gr4" draw:text-style-name="P4" draw:layer="layout" svg:width="3.8cm" svg:height="0.607cm" svg:x="5.9cm" svg:y="6.4cm">
          <draw:text-box>
            <text:p><text:span text:style-name="T1">Password</text:span></text:p>
          </draw:text-box>
        </draw:frame>
        <draw:custom-shape draw:style-name="gr5" draw:text-style-name="P5" draw:layer="layout" svg:width="10.9cm" svg:height="8.2cm" svg:x="2.1cm" svg:y="10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8cm" svg:height="1.1cm" svg:x="3.2cm" svg:y="11.6cm">
          <draw:text-box>
            <text:p text:style-name="P2">&lt;Email&gt;’s Friends</text:p>
          </draw:text-box>
        </draw:frame>
        <draw:frame draw:style-name="gr6" draw:text-style-name="P4" draw:layer="layout" svg:width="1.7cm" svg:height="0.9cm" svg:x="2.8cm" svg:y="13.6cm">
          <draw:text-box>
            <text:p><text:span text:style-name="T2">2019</text:span></text:p>
          </draw:text-box>
        </draw:frame>
        <draw:frame draw:style-name="gr6" draw:text-style-name="P4" draw:layer="layout" svg:width="1.7cm" svg:height="0.9cm" svg:x="2.844cm" svg:y="16.044cm">
          <draw:text-box>
            <text:p><text:span text:style-name="T2">2018</text:span></text:p>
          </draw:text-box>
        </draw:frame>
        <draw:custom-shape draw:style-name="gr7" draw:text-style-name="P2" draw:layer="layout" svg:width="1.8cm" svg:height="1.5cm" svg:x="3.201cm" svg:y="14.43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6cm" svg:height="0.446cm" svg:x="3.356cm" svg:y="14.522cm">
          <draw:text-box>
            <text:p><text:span text:style-name="T3">Albert Holsten</text:span></text:p>
          </draw:text-box>
        </draw:frame>
        <draw:frame draw:style-name="gr8" draw:text-style-name="P4" draw:layer="layout" svg:width="1.6cm" svg:height="0.446cm" svg:x="3.3cm" svg:y="14.754cm">
          <draw:text-box>
            <text:p><text:span text:style-name="T3">@bigAl</text:span></text:p>
          </draw:text-box>
        </draw:frame>
        <draw:frame draw:style-name="gr8" draw:text-style-name="P4" draw:layer="layout" svg:width="1.6cm" svg:height="0.836cm" svg:x="3.3cm" svg:y="15.054cm">
          <draw:text-box>
            <text:p><text:span text:style-name="T3">Memory: </text:span></text:p>
            <text:p><text:span text:style-name="T3">So we was dancin.</text:span></text:p>
          </draw:text-box>
        </draw:frame>
        <draw:frame draw:style-name="gr8" draw:text-style-name="P4" draw:layer="layout" svg:width="1.6cm" svg:height="0.446cm" svg:x="3.356cm" svg:y="14.522cm">
          <draw:text-box>
            <text:p><text:span text:style-name="T3">Albert Holsten</text:span></text:p>
          </draw:text-box>
        </draw:frame>
        <draw:frame draw:style-name="gr8" draw:text-style-name="P4" draw:layer="layout" svg:width="1.6cm" svg:height="0.836cm" svg:x="3.3cm" svg:y="15.054cm">
          <draw:text-box>
            <text:p><text:span text:style-name="T3">Memory: </text:span></text:p>
            <text:p><text:span text:style-name="T3">So we was dancin.</text:span></text:p>
          </draw:text-box>
        </draw:frame>
        <draw:custom-shape draw:style-name="gr7" draw:text-style-name="P2" draw:layer="layout" svg:width="1.8cm" svg:height="1.5cm" svg:x="5.3cm" svg:y="14.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6cm" svg:height="0.446cm" svg:x="5.455cm" svg:y="14.489cm">
          <draw:text-box>
            <text:p><text:span text:style-name="T3">Albert Holsten</text:span></text:p>
          </draw:text-box>
        </draw:frame>
        <draw:frame draw:style-name="gr8" draw:text-style-name="P4" draw:layer="layout" svg:width="1.6cm" svg:height="0.836cm" svg:x="5.399cm" svg:y="15.021cm">
          <draw:text-box>
            <text:p><text:span text:style-name="T3">Memory: </text:span></text:p>
            <text:p><text:span text:style-name="T3">So we was dancin.</text:span></text:p>
          </draw:text-box>
        </draw:frame>
        <draw:custom-shape draw:style-name="gr7" draw:text-style-name="P2" draw:layer="layout" svg:width="1.8cm" svg:height="1.5cm" svg:x="7.4cm" svg:y="14.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6cm" svg:height="0.446cm" svg:x="7.555cm" svg:y="14.489cm">
          <draw:text-box>
            <text:p><text:span text:style-name="T3">Albert Holsten</text:span></text:p>
          </draw:text-box>
        </draw:frame>
        <draw:frame draw:style-name="gr8" draw:text-style-name="P4" draw:layer="layout" svg:width="1.6cm" svg:height="0.836cm" svg:x="7.499cm" svg:y="15.021cm">
          <draw:text-box>
            <text:p><text:span text:style-name="T3">Memory: </text:span></text:p>
            <text:p><text:span text:style-name="T3">So we was dancin.</text:span></text:p>
          </draw:text-box>
        </draw:frame>
        <draw:custom-shape draw:style-name="gr7" draw:text-style-name="P2" draw:layer="layout" svg:width="1.8cm" svg:height="1.5cm" svg:x="3.1cm" svg:y="16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6cm" svg:height="0.446cm" svg:x="3.255cm" svg:y="16.889cm">
          <draw:text-box>
            <text:p><text:span text:style-name="T3">Albert </text:span><text:span text:style-name="T3">Holsten</text:span></text:p>
          </draw:text-box>
        </draw:frame>
        <draw:frame draw:style-name="gr8" draw:text-style-name="P4" draw:layer="layout" svg:width="1.6cm" svg:height="0.836cm" svg:x="3.199cm" svg:y="17.421cm">
          <draw:text-box>
            <text:p><text:span text:style-name="T3">Memory: </text:span></text:p>
            <text:p><text:span text:style-name="T3">So we was </text:span><text:span text:style-name="T3">dancin.</text:span></text:p>
          </draw:text-box>
        </draw:frame>
        <draw:custom-shape draw:style-name="gr7" draw:text-style-name="P2" draw:layer="layout" svg:width="1.8cm" svg:height="1.5cm" svg:x="5.1cm" svg:y="16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6cm" svg:height="0.446cm" svg:x="5.255cm" svg:y="16.889cm">
          <draw:text-box>
            <text:p><text:span text:style-name="T3">Albert </text:span><text:span text:style-name="T3">Holsten</text:span></text:p>
          </draw:text-box>
        </draw:frame>
        <draw:frame draw:style-name="gr8" draw:text-style-name="P4" draw:layer="layout" svg:width="1.6cm" svg:height="0.836cm" svg:x="5.199cm" svg:y="17.421cm">
          <draw:text-box>
            <text:p><text:span text:style-name="T3">Memory: </text:span></text:p>
            <text:p><text:span text:style-name="T3">So we was </text:span><text:span text:style-name="T3">dancin.</text:span></text:p>
          </draw:text-box>
        </draw:frame>
        <draw:custom-shape draw:style-name="gr7" draw:text-style-name="P2" draw:layer="layout" svg:width="1.8cm" svg:height="1.5cm" svg:x="9.5cm" svg:y="14.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6cm" svg:height="0.446cm" svg:x="9.655cm" svg:y="14.489cm">
          <draw:text-box>
            <text:p><text:span text:style-name="T3">Albert Holsten</text:span></text:p>
          </draw:text-box>
        </draw:frame>
        <draw:frame draw:style-name="gr8" draw:text-style-name="P4" draw:layer="layout" svg:width="1.6cm" svg:height="0.836cm" svg:x="9.599cm" svg:y="15.021cm">
          <draw:text-box>
            <text:p><text:span text:style-name="T3">Memory: </text:span></text:p>
            <text:p><text:span text:style-name="T3">So we was dancin.</text:span></text:p>
          </draw:text-box>
        </draw:frame>
        <draw:custom-shape draw:style-name="gr9" draw:text-style-name="P1" draw:layer="layout" svg:width="10.9cm" svg:height="6.8cm" svg:x="2.1cm" svg:y="19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9cm" svg:x="7.1cm" svg:y="12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0.4cm" svg:x="6.8cm" svg:y="12.9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6.039cm" svg:height="0.962cm" svg:x="4.561cm" svg:y="20.5cm">
          <draw:text-box>
            <text:p>ADD NEW FRIEND</text:p>
          </draw:text-box>
        </draw:frame>
        <draw:custom-shape draw:style-name="gr13" draw:text-style-name="P2" draw:layer="layout" svg:width="3.4cm" svg:height="0.5cm" svg:x="3.6cm" svg:y="21.9cm"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4cm" svg:height="0.5cm" svg:x="3.6cm" svg:y="23.3cm">
          <text:p text:style-name="P2">Insta Handl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4cm" svg:height="1.9cm" svg:x="7.8cm" svg:y="21.9cm">
          <text:p text:style-name="P2">Memor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7:12:56.503970156</meta:creation-date>
    <dc:date>2020-06-20T17:39:57.156913982</dc:date>
    <meta:editing-duration>PT6M18S</meta:editing-duration>
    <meta:editing-cycles>1</meta:editing-cycles>
    <meta:document-statistic meta:object-count="38"/>
    <meta:generator>LibreOffice/6.4.2.2$Linux_X86_64 LibreOffice_project/40$Build-2</meta:generator>
  </office:meta>
</office:document-meta>
</file>